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5.51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73.39pt"/>
    </style:style>
    <style:style style:name="co4" style:family="table-column">
      <style:table-column-properties fo:break-before="auto" style:column-width="63.8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60.24pt"/>
    </style:style>
    <style:style style:name="co8" style:family="table-column">
      <style:table-column-properties fo:break-before="auto" style:column-width="7.2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4.2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180.6pt"/>
    </style:style>
    <style:style style:name="co14" style:family="table-column">
      <style:table-column-properties fo:break-before="auto" style:column-width="129.09pt"/>
    </style:style>
    <style:style style:name="co15" style:family="table-column">
      <style:table-column-properties fo:break-before="auto" style:column-width="54.31pt"/>
    </style:style>
    <style:style style:name="co16" style:family="table-column">
      <style:table-column-properties fo:break-before="auto" style:column-width="47.96pt"/>
    </style:style>
    <style:style style:name="co17" style:family="table-column">
      <style:table-column-properties fo:break-before="auto" style:column-width="14.14pt"/>
    </style:style>
    <style:style style:name="co18" style:family="table-column">
      <style:table-column-properties fo:break-before="auto" style:column-width="50.09pt"/>
    </style:style>
    <style:style style:name="co19" style:family="table-column">
      <style:table-column-properties fo:break-before="auto" style:column-width="51.14pt"/>
    </style:style>
    <style:style style:name="co20" style:family="table-column">
      <style:table-column-properties fo:break-before="auto" style:column-width="77.16pt"/>
    </style:style>
    <style:style style:name="co21" style:family="table-column">
      <style:table-column-properties fo:break-before="auto" style:column-width="210.36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38.61pt"/>
    </style:style>
    <style:style style:name="co24" style:family="table-column">
      <style:table-column-properties fo:break-before="auto" style:column-width="231.99pt"/>
    </style:style>
    <style:style style:name="co25" style:family="table-column">
      <style:table-column-properties fo:break-before="auto" style:column-width="114.04pt"/>
    </style:style>
    <style:style style:name="co26" style:family="table-column">
      <style:table-column-properties fo:break-before="auto" style:column-width="57.86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3.91pt" fo:break-before="auto" style:use-optimal-row-height="false"/>
    </style:style>
    <style:style style:name="ro6" style:family="table-row">
      <style:table-row-properties style:row-height="12.39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PageStyle_5f_MtL_20_Blood_20_Pressure_20_Data">
      <style:table-properties table:display="true" style:writing-mode="lr-tb" tableooo:tab-color="#ff6666"/>
    </style:style>
    <style:style style:name="ta2" style:family="table" style:master-page-name="PageStyle_5f_BMI">
      <style:table-properties table:display="true" style:writing-mode="lr-tb" tableooo:tab-color="#9999ff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 style:vertical-align="middl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c6efc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0127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12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 MT" fo:font-size="11pt" fo:font-style="normal" fo:text-shadow="none" style:text-underline-style="none" fo:font-weight="normal" style:font-size-asian="11pt" style:font-style-asian="normal" style:font-weight-asian="normal" style:font-name-complex="Gill Sans MT" style:font-size-complex="11pt" style:font-style-complex="normal" style:font-weight-complex="normal"/>
    </style:style>
    <style:style style:name="ce14" style:family="table-cell" style:parent-style-name="Default" style:data-style-name="N10133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Good" style:data-style-name="N0">
      <style:table-cell-properties fo:border-bottom="0.74pt solid #96969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140" style:apply-style-name="ConditionalStyle_5f_4" style:base-cell-address="'Blood Pressure Data'.D10"/>
    </style:style>
    <style:style style:name="ce22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Good" style:data-style-name="N0">
      <style:table-cell-properties fo:border-bottom="0.74pt solid #969696" style:cell-protect="protected" style:print-content="true" style:diagonal-bl-tr="none" style:diagonal-tl-br="none" style:text-align-source="fix" style:repeat-content="false" fo:wrap-option="no-wrap" fo:border-left="0.74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90" style:apply-style-name="ConditionalStyle_5f_3" style:base-cell-address="'Blood Pressure Data'.E10"/>
    </style:style>
    <style:style style:name="ce28" style:family="table-cell" style:parent-style-name="Excel_20_Built-in_20_Good" style:data-style-name="N1">
      <style:table-cell-properties fo:border-bottom="0.74pt solid #969696" style:cell-protect="protected" style:print-content="true" style:diagonal-bl-tr="none" style:diagonal-tl-br="none" style:text-align-source="fix" style:repeat-content="false" fo:wrap-option="no-wrap" fo:border-left="0.74pt solid #96969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6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31" style:family="table-cell" style:parent-style-name="Default">
      <style:text-properties style:font-name="DejaVu Serif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6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ext-properties style:font-name="DejaVu Serif" fo:font-size="12pt" style:font-size-asian="12pt" style:font-size-complex="12pt"/>
    </style:style>
    <style:style style:name="ce38" style:family="table-cell" style:parent-style-name="Default" style:data-style-name="N12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style:text-align-source="fix" style:repeat-content="false" fo:border-left="0.26pt solid #ff3333" fo:border-right="0.26pt solid #ff3333" fo:border-top="0.26pt solid #ff3333" style:vertical-align="middle"/>
      <style:paragraph-properties fo:text-align="center"/>
      <style:text-properties fo:color="#ff0000" style:font-name="DejaVu Seri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26pt solid #ff3333" fo:border-right="0.26pt solid #ff3333" fo:border-top="none" style:vertical-align="middle"/>
      <style:paragraph-properties fo:text-align="center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26pt solid #ff3333" style:text-align-source="fix" style:repeat-content="false" fo:border-left="0.26pt solid #ff3333" fo:border-right="0.26pt solid #ff3333" fo:border-top="none" style:vertical-align="top"/>
      <style:paragraph-properties fo:text-align="center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style:font-name="DejaVu Serif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26pt solid #ff3333" style:vertical-align="middle"/>
      <style:paragraph-properties fo:text-align="center"/>
      <style:text-properties fo:color="#ff3333" style:font-name="DejaVu Sans" fo:font-size="14pt" style:font-size-asian="14pt" style:font-size-complex="14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26pt solid #ff3333" style:vertical-align="middle"/>
      <style:paragraph-properties fo:text-align="center"/>
      <style:text-properties fo:color="#ff3333" style:font-name="DejaVu Serif" fo:font-size="10pt" style:font-size-asian="10pt" style:font-size-complex="10pt"/>
    </style:style>
    <style:style style:name="ce49" style:family="table-cell" style:parent-style-name="Default"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26pt solid #ff3333" fo:border-left="none" fo:border-right="none" fo:border-top="non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order-left="none" fo:border-right="none" fo:border-top="0.26pt solid #ff3333"/>
    </style:style>
    <style:style style:name="ce52" style:family="table-cell" style:parent-style-name="Default">
      <style:table-cell-properties fo:border-bottom="none" fo:border-left="none" fo:border-right="none" fo:border-top="0.26pt solid #ff3333"/>
      <style:text-properties style:font-name="DejaVu Serif"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0.26pt solid #ff3333" fo:border-top="0.26pt solid #ff3333"/>
      <style:text-properties style:font-name="DejaVu Serif"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0.26pt solid #ff3333" fo:border-top="non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26pt solid #ff3333" fo:border-left="none" fo:border-right="0.26pt solid #ff3333" fo:border-top="non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font-size-asian="10pt" style:font-style-asian="normal" style:font-weight-asian="bold" style:font-name-complex="Gill Sans MT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name-complex="Gill Sans MT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name-complex="Gill Sans MT" style:font-size-complex="10pt" style:font-style-complex="normal" style:font-weight-complex="normal"/>
    </style:style>
    <style:style style:name="ce61" style:family="table-cell" style:parent-style-name="Normal_20_2">
      <style:table-cell-properties style:rotation-align="none"/>
    </style:style>
    <style:style style:name="ce6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90" style:apply-style-name="ConditionalStyle_5f_3" style:base-cell-address="'Blood Pressure Data'.E10"/>
    </style:style>
    <style:style style:name="ce64" style:family="table-cell" style:parent-style-name="Normal_20_2">
      <style:table-cell-properties fo:border="0.06pt solid #000000" style:rotation-align="non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Normal_20_2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0" style:family="table-cell" style:parent-style-name="Normal_20_2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6" style:family="table-cell" style:parent-style-name="Normal_20_2" style:data-style-name="N126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7" style:family="table-cell" style:parent-style-name="Percent_20_2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8" style:family="table-cell" style:parent-style-name="Percent_20_2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9" style:family="table-cell" style:parent-style-name="Normal_20_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0" style:family="table-cell" style:parent-style-name="Defaul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2" style:family="table-cell" style:parent-style-name="Normal_20_2">
      <style:table-cell-properties style:rotation-align="none"/>
      <style:text-properties style:font-name="DejaVu Serif" fo:font-size="12pt" style:font-size-asian="12pt" style:font-size-complex="12pt"/>
    </style:style>
    <style:style style:name="ce7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Percent_20_2" style:data-style-name="N12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Gill Sans MT" style:font-size-complex="12pt" style:font-style-complex="normal" style:font-weight-complex="normal"/>
    </style:style>
    <style:style style:name="ce75" style:family="table-cell" style:parent-style-name="Normal_20_2" style:data-style-name="N126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Normal_20_2">
      <style:table-cell-properties style:rotation-align="non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8" style:family="table-cell" style:parent-style-name="Normal_20_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erif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79" style:family="table-cell" style:parent-style-name="Normal_20_2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0" style:family="table-cell" style:parent-style-name="Normal_20_2">
      <style:table-cell-properties style:rotation-align="none"/>
      <style:text-properties style:font-name="DejaVu Serif" fo:font-weight="normal" style:font-weight-asian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5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.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ood Pressure Data" table:style-name="ta1" table:print-ranges="'Blood Pressure Data'.A2:'Blood Pressure Data'.P37">
        <office:forms form:automatic-focus="false" form:apply-design-mode="false"/>
        <table:shapes>
          <draw:frame draw:z-index="0" draw:name="Chart 2" draw:style-name="gr1" draw:text-style-name="P1" svg:width="441.84pt" svg:height="151.43pt" svg:x="628.72pt" svg:y="546.92pt">
            <draw:object draw:notify-on-update-of-ranges="'Blood Pressure Data'.G9:'Blood Pressure Data'.G9 'Blood Pressure Data'.G10:'Blood Pressure Data'.G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Chart 3" draw:style-name="gr1" draw:text-style-name="P1" svg:width="442.01pt" svg:height="160.47pt" svg:x="628.55pt" svg:y="224.7pt">
            <draw:object draw:notify-on-update-of-ranges="'Blood Pressure Data'.I9:'Blood Pressure Data'.I9 'Blood Pressure Data'.I10:'Blood Pressure Data'.I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Chart 4" draw:style-name="gr1" draw:text-style-name="P1" svg:width="442.01pt" svg:height="153.38pt" svg:x="628.55pt" svg:y="389.59pt">
            <draw:object draw:notify-on-update-of-ranges="'Blood Pressure Data'.J9:'Blood Pressure Data'.J9 'Blood Pressure Data'.J10:'Blood Pressure Data'.J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4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column table:style-name="co14" table:default-cell-style-name="ce4"/>
        <table:table-column table:style-name="co15" table:default-cell-style-name="ce4"/>
        <table:table-column table:style-name="co11" table:number-columns-repeated="996" table:default-cell-style-name="ce4"/>
        <table:table-row table:style-name="ro1">
          <table:table-cell table:style-name="ce1"/>
          <table:table-cell table:style-name="ce5" table:number-columns-repeated="9"/>
          <table:table-cell table:style-name="Default"/>
          <table:table-cell table:style-name="ce41"/>
          <table:table-cell table:style-name="ce47"/>
          <table:table-cell table:style-name="ce51"/>
          <table:table-cell table:style-name="Default"/>
          <table:table-cell table:style-name="ce41"/>
          <table:table-cell table:style-name="Default" table:number-columns-repeated="1008"/>
        </table:table-row>
        <table:table-row table:style-name="ro2">
          <table:table-cell table:style-name="ce1"/>
          <table:table-cell table:style-name="ce83" office:value-type="string" calcext:value-type="string" table:number-columns-spanned="10" table:number-rows-spanned="2">
            <text:p>Your Name</text:p>
          </table:table-cell>
          <table:covered-table-cell table:number-columns-repeated="8" table:style-name="ce83"/>
          <table:covered-table-cell table:style-name="ce111"/>
          <table:table-cell table:style-name="ce42" office:value-type="string" calcext:value-type="string" table:number-columns-spanned="4" table:number-rows-spanned="1">
            <text:p>!Caution!</text:p>
          </table:table-cell>
          <table:covered-table-cell table:style-name="ce48"/>
          <table:covered-table-cell table:style-name="ce52"/>
          <table:covered-table-cell table:style-name="ce53"/>
          <table:table-cell table:style-name="ce45" table:number-columns-repeated="2"/>
          <table:table-cell table:style-name="Default" table:number-columns-repeated="1007"/>
        </table:table-row>
        <table:table-row table:style-name="ro2">
          <table:table-cell table:style-name="ce1"/>
          <table:covered-table-cell table:number-columns-repeated="9" table:style-name="ce83"/>
          <table:covered-table-cell table:style-name="ce38"/>
          <table:table-cell table:style-name="ce43" office:value-type="string" calcext:value-type="string" table:number-columns-spanned="4" table:number-rows-spanned="1">
            <text:p>Discuss the Targets with your Doctor.</text:p>
          </table:table-cell>
          <table:covered-table-cell table:number-columns-repeated="2" table:style-name="ce49"/>
          <table:covered-table-cell table:style-name="ce54"/>
          <table:table-cell table:style-name="ce45" table:number-columns-repeated="2"/>
          <table:table-cell table:style-name="Default"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17" table:formula="of:=[.D9]" office:value-type="string" office:string-value="Systolic" calcext:value-type="string">
            <text:p>Systolic</text:p>
          </table:table-cell>
          <table:table-cell table:style-name="ce17" table:formula="of:=[.E9]" office:value-type="string" office:string-value="Diastolic" calcext:value-type="string">
            <text:p>Diastolic</text:p>
          </table:table-cell>
          <table:table-cell table:style-name="ce17" table:formula="of:=[.F9]" office:value-type="string" office:string-value="Heart Rate" calcext:value-type="string">
            <text:p>Heart Rate</text:p>
          </table:table-cell>
          <table:table-cell table:style-name="ce17" table:formula="of:=[.G9]" office:value-type="string" office:string-value="Weight" calcext:value-type="string">
            <text:p>Weight</text:p>
          </table:table-cell>
          <table:table-cell table:style-name="ce83"/>
          <table:table-cell table:style-name="ce32" office:value-type="string" calcext:value-type="string">
            <text:p>PP</text:p>
          </table:table-cell>
          <table:table-cell table:style-name="ce17" office:value-type="string" calcext:value-type="string">
            <text:p>MAP</text:p>
          </table:table-cell>
          <table:table-cell table:style-name="ce111"/>
          <table:table-cell table:style-name="ce43" office:value-type="string" calcext:value-type="string" table:number-columns-spanned="4" table:number-rows-spanned="1">
            <text:p>Pulse Pressure &amp; Mean Arterial Pressure</text:p>
          </table:table-cell>
          <table:covered-table-cell table:number-columns-repeated="2" table:style-name="ce49"/>
          <table:covered-table-cell table:style-name="ce54"/>
          <table:table-cell table:style-name="ce45" table:number-columns-repeated="2"/>
          <table:table-cell table:style-name="Default" table:number-columns-repeated="1007"/>
        </table:table-row>
        <table:table-row table:style-name="ro4">
          <table:table-cell table:style-name="ce1"/>
          <table:table-cell table:style-name="ce7"/>
          <table:table-cell table:style-name="ce83" office:value-type="string" calcext:value-type="string">
            <text:p>Targets &gt;</text:p>
          </table:table-cell>
          <table:table-cell table:style-name="ce18" office:value-type="float" office:value="120" calcext:value-type="float">
            <text:p>120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80.5" calcext:value-type="float">
            <text:p>81</text:p>
          </table:table-cell>
          <table:table-cell table:style-name="ce24" office:value-type="string" calcext:value-type="string">
            <text:p>151-163</text:p>
          </table:table-cell>
          <table:table-cell table:style-name="ce30"/>
          <table:table-cell table:style-name="ce24" office:value-type="string" calcext:value-type="string">
            <text:p>30 - 40</text:p>
          </table:table-cell>
          <table:table-cell table:style-name="ce24" office:value-type="string" calcext:value-type="string">
            <text:p>70 - 110</text:p>
          </table:table-cell>
          <table:table-cell table:style-name="ce111"/>
          <table:table-cell table:style-name="ce44" office:value-type="string" calcext:value-type="string" table:number-columns-spanned="4" table:number-rows-spanned="1">
            <text:p>ranges are <text:span text:style-name="T2">NOT</text:span> the same for everyone.</text:p>
          </table:table-cell>
          <table:covered-table-cell table:number-columns-repeated="2" table:style-name="ce50"/>
          <table:covered-table-cell table:style-name="ce55"/>
          <table:table-cell table:style-name="ce45" table:number-columns-repeated="2"/>
          <table:table-cell table:style-name="Default" table:number-columns-repeated="1007"/>
        </table:table-row>
        <table:table-row table:style-name="ro5">
          <table:table-cell table:style-name="ce1"/>
          <table:table-cell table:style-name="ce7"/>
          <table:table-cell table:style-name="ce83" table:number-columns-repeated="5"/>
          <table:table-cell table:style-name="ce30"/>
          <table:table-cell table:style-name="ce83" table:number-columns-repeated="2"/>
          <table:table-cell table:style-name="ce111"/>
          <table:table-cell table:style-name="ce45" table:number-columns-repeated="6"/>
          <table:table-cell table:style-name="Default" table:number-columns-repeated="1007"/>
        </table:table-row>
        <table:table-row table:style-name="ro4">
          <table:table-cell table:style-name="ce2"/>
          <table:table-cell table:style-name="ce83"/>
          <table:table-cell table:style-name="ce83" office:value-type="string" calcext:value-type="string">
            <text:p>Average &gt;</text:p>
          </table:table-cell>
          <table:table-cell table:style-name="ce19" table:formula="of:=AVERAGE([.D10:.D35])" office:value-type="float" office:value="121.666666666667" calcext:value-type="float">
            <text:p>122</text:p>
          </table:table-cell>
          <table:table-cell table:style-name="ce19" table:formula="of:=AVERAGE([.E10:.E35])" office:value-type="float" office:value="83.6666666666667" calcext:value-type="float">
            <text:p>84</text:p>
          </table:table-cell>
          <table:table-cell table:style-name="ce19" table:formula="of:=AVERAGE([.F10:.F35])" office:value-type="float" office:value="86.3333333333333" calcext:value-type="float">
            <text:p>86</text:p>
          </table:table-cell>
          <table:table-cell table:style-name="ce19" table:formula="of:=AVERAGE([.G10:.G35])" office:value-type="float" office:value="198" calcext:value-type="float">
            <text:p>198</text:p>
          </table:table-cell>
          <table:table-cell table:style-name="ce31"/>
          <table:table-cell table:style-name="ce19" table:formula="of:=AVERAGE([.I10:.I23])" office:value-type="float" office:value="38" calcext:value-type="float">
            <text:p>38</text:p>
          </table:table-cell>
          <table:table-cell table:style-name="ce19" table:formula="of:=AVERAGE([.J10:.J23])" office:value-type="float" office:value="96.3333333333333" calcext:value-type="float">
            <text:p>96</text:p>
          </table:table-cell>
          <table:table-cell table:style-name="ce39">
            <draw:frame table:end-cell-address="'Blood Pressure Data'.P14" table:end-x="114.26pt" table:end-y="4.93pt" draw:z-index="3" draw:name="Chart 6" draw:style-name="gr1" draw:text-style-name="P1" svg:width="440.33pt" svg:height="127.7pt" svg:x="6.49pt" svg:y="19.25pt">
              <draw:object draw:notify-on-update-of-ranges="'Blood Pressure Data'.D9:'Blood Pressure Data'.D9 'Blood Pressure Data'.D10:'Blood Pressure Data'.D35 'Blood Pressure Data'.E9:'Blood Pressure Data'.E9 'Blood Pressure Data'.E10:'Blood Pressure Data'.E35 'Blood Pressure Data'.F9:'Blood Pressure Data'.F9 'Blood Pressure Data'.F10:'Blood Pressure Data'.F3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46" table:number-columns-repeated="6"/>
          <table:table-cell table:style-name="ce58" table:number-columns-repeated="1007"/>
        </table:table-row>
        <table:table-row table:style-name="ro6">
          <table:table-cell table:style-name="ce2"/>
          <table:table-cell table:style-name="ce83" table:number-columns-repeated="3"/>
          <table:table-cell table:style-name="ce25" table:number-columns-repeated="3"/>
          <table:table-cell table:style-name="ce30"/>
          <table:table-cell table:style-name="ce33" table:number-columns-repeated="2"/>
          <table:table-cell table:style-name="ce111"/>
          <table:table-cell table:style-name="ce45" table:number-columns-repeated="6"/>
          <table:table-cell table:style-name="Default" table:number-columns-repeated="1007"/>
        </table:table-row>
        <table:table-row table:style-name="ro4">
          <table:table-cell table:style-name="ce1"/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Systolic</text:p>
          </table:table-cell>
          <table:table-cell table:style-name="ce8" office:value-type="string" calcext:value-type="string">
            <text:p>Diastolic</text:p>
          </table:table-cell>
          <table:table-cell table:style-name="ce8" office:value-type="string" calcext:value-type="string">
            <text:p>Heart Rate</text:p>
          </table:table-cell>
          <table:table-cell table:style-name="ce8" office:value-type="string" calcext:value-type="string">
            <text:p>Weight</text:p>
          </table:table-cell>
          <table:table-cell table:style-name="ce30"/>
          <table:table-cell table:style-name="ce8" office:value-type="string" calcext:value-type="string">
            <office:annotation draw:style-name="gr2" draw:text-style-name="P3" svg:width="180pt" svg:height="31.04pt" svg:x="585.98pt" svg:y="116.5pt" draw:caption-point-x="-21.91pt" draw:caption-point-y="-8.02pt">
              <dc:creator>MtL</dc:creator>
              <dc:date>2015-02-20T00:00:00</dc:date>
              <text:p text:style-name="P2"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S</text:span><text:span text:style-name="T1">y</text:span><text:span text:style-name="T1">s</text:span><text:span text:style-name="T1">t</text:span><text:span text:style-name="T1">o</text:span><text:span text:style-name="T1">l</text:span><text:span text:style-name="T1">i</text:span><text:span text:style-name="T1">c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i</text:span><text:span text:style-name="T1">a</text:span><text:span text:style-name="T1">s</text:span><text:span text:style-name="T1">t</text:span><text:span text:style-name="T1">o</text:span><text:span text:style-name="T1">l</text:span><text:span text:style-name="T1">i</text:span><text:span text:style-name="T1">c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u</text:span><text:span text:style-name="T1">r</text:span><text:span text:style-name="T1">e</text:span><text:span text:style-name="T1">.</text:span></text:p>
            </office:annotation>
            <text:p>Pulse Pressure</text:p>
          </table:table-cell>
          <table:table-cell table:style-name="ce8" office:value-type="string" calcext:value-type="string">
            <office:annotation draw:style-name="gr3" draw:text-style-name="P5" svg:width="197.32pt" svg:height="29.37pt" svg:x="691.54pt" svg:y="151.54pt" draw:caption-point-x="-68.09pt" draw:caption-point-y="-43.06pt">
              <dc:creator>MtL</dc:creator>
              <dc:date>2015-02-20T00:00:00</dc:date>
              <text:p text:style-name="P4"><text:span text:style-name="T1">M</text:span><text:span text:style-name="T1">A</text:span><text:span text:style-name="T1">P</text:span><text:span text:style-name="T1"> </text:span><text:span text:style-name="T1">=</text:span><text:span text:style-name="T1"> </text:span><text:span text:style-name="T1">M</text:span><text:span text:style-name="T1">e</text:span><text:span text:style-name="T1">a</text:span><text:span text:style-name="T1">n</text:span><text:span text:style-name="T1"> </text:span><text:span text:style-name="T1">A</text:span><text:span text:style-name="T1">r</text:span><text:span text:style-name="T1">t</text:span><text:span text:style-name="T1">e</text:span><text:span text:style-name="T1">r</text:span><text:span text:style-name="T1">i</text:span><text:span text:style-name="T1">a</text:span><text:span text:style-name="T1">l</text:span><text:span text:style-name="T1"> </text:span><text:span text:style-name="T1">P</text:span><text:span text:style-name="T1">r</text:span><text:span text:style-name="T1">e</text:span><text:span text:style-name="T1">s</text:span><text:span text:style-name="T1">s</text:span><text:span text:style-name="T1">u</text:span><text:span text:style-name="T1">r</text:span><text:span text:style-name="T1">e</text:span><text:span text:style-name="T1">.</text:span></text:p>
              <text:p text:style-name="P4"><text:span text:style-name="T1">M</text:span><text:span text:style-name="T1">A</text:span><text:span text:style-name="T1">P</text:span><text:span text:style-name="T1"> </text:span><text:span text:style-name="T1">=</text:span><text:span text:style-name="T1"> </text:span><text:span text:style-name="T1">(</text:span><text:span text:style-name="T1">(</text:span><text:span text:style-name="T1">2</text:span><text:span text:style-name="T1"> </text:span><text:span text:style-name="T1">*</text:span><text:span text:style-name="T1"> </text:span><text:span text:style-name="T1">d</text:span><text:span text:style-name="T1">i</text:span><text:span text:style-name="T1">a</text:span><text:span text:style-name="T1">s</text:span><text:span text:style-name="T1">t</text:span><text:span text:style-name="T1">o</text:span><text:span text:style-name="T1">l</text:span><text:span text:style-name="T1">i</text:span><text:span text:style-name="T1">c</text:span><text:span text:style-name="T1">)</text:span><text:span text:style-name="T1"> </text:span><text:span text:style-name="T1">+</text:span><text:span text:style-name="T1"> </text:span><text:span text:style-name="T1">s</text:span><text:span text:style-name="T1">y</text:span><text:span text:style-name="T1">s</text:span><text:span text:style-name="T1">t</text:span><text:span text:style-name="T1">o</text:span><text:span text:style-name="T1">l</text:span><text:span text:style-name="T1">i</text:span><text:span text:style-name="T1">c</text:span><text:span text:style-name="T1">)</text:span><text:span text:style-name="T1"> </text:span><text:span text:style-name="T1">/</text:span><text:span text:style-name="T1"> </text:span><text:span text:style-name="T1">3</text:span><text:span text:style-name="T1">)</text:span></text:p>
            </office:annotation>
            <text:p>MAP</text:p>
          </table:table-cell>
          <table:table-cell table:style-name="ce30"/>
          <table:table-cell table:style-name="ce40" table:number-columns-repeated="5"/>
          <table:table-cell table:style-name="ce56"/>
          <table:table-cell table:style-name="ce59" table:number-columns-repeated="1007"/>
        </table:table-row>
        <table:table-row table:style-name="ro4">
          <table:table-cell table:style-name="ce3"/>
          <table:table-cell table:style-name="ce9" office:value-type="date" office:date-value="2018-10-14" calcext:value-type="date">
            <text:p>10/14/2018</text:p>
          </table:table-cell>
          <table:table-cell table:style-name="ce14" office:value-type="time" office:time-value="PT10H25M00S" calcext:value-type="time">
            <text:p>10:25</text:p>
          </table:table-cell>
          <table:table-cell table:style-name="ce20" office:value-type="float" office:value="120" calcext:value-type="float">
            <text:p>120</text:p>
          </table:table-cell>
          <table:table-cell table:style-name="ce26" office:value-type="float" office:value="85" calcext:value-type="float">
            <text:p>85</text:p>
          </table:table-cell>
          <table:table-cell table:style-name="ce22" office:value-type="float" office:value="85" calcext:value-type="float">
            <text:p>85</text:p>
          </table:table-cell>
          <table:table-cell table:style-name="ce29" office:value-type="float" office:value="200" calcext:value-type="float">
            <text:p>200.0</text:p>
          </table:table-cell>
          <table:table-cell table:style-name="ce30"/>
          <table:table-cell table:style-name="ce19" table:formula="of:=IF([.D10] = &quot;&quot;; &quot;&quot;; [.D10]-[.E10])" office:value-type="float" office:value="35" calcext:value-type="float">
            <text:p>35</text:p>
          </table:table-cell>
          <table:table-cell table:style-name="ce35" table:formula="of:=IF([.E10] = &quot;&quot;; &quot;&quot;; ((2*[.E10])+[.D10])/3)" office:value-type="float" office:value="96.6666666666667" calcext:value-type="float">
            <text:p>96.7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 office:value-type="date" office:date-value="2018-10-15" calcext:value-type="date">
            <text:p>10/15/2018</text:p>
          </table:table-cell>
          <table:table-cell table:style-name="ce14" office:value-type="time" office:time-value="PT34H25M00S" calcext:value-type="time">
            <text:p>10:25</text:p>
          </table:table-cell>
          <table:table-cell table:style-name="ce20" office:value-type="float" office:value="121" calcext:value-type="float">
            <text:p>121</text:p>
          </table:table-cell>
          <table:table-cell table:style-name="ce26" office:value-type="float" office:value="82" calcext:value-type="float">
            <text:p>82</text:p>
          </table:table-cell>
          <table:table-cell table:style-name="ce22" office:value-type="float" office:value="88" calcext:value-type="float">
            <text:p>88</text:p>
          </table:table-cell>
          <table:table-cell table:style-name="ce29" office:value-type="float" office:value="198" calcext:value-type="float">
            <text:p>198.0</text:p>
          </table:table-cell>
          <table:table-cell table:style-name="ce30"/>
          <table:table-cell table:style-name="ce19" table:formula="of:=IF([.D11] = &quot;&quot;; &quot;&quot;; [.D11]-[.E11])" office:value-type="float" office:value="39" calcext:value-type="float">
            <text:p>39</text:p>
          </table:table-cell>
          <table:table-cell table:style-name="ce35" table:formula="of:=IF([.E11] = &quot;&quot;; &quot;&quot;; ((2*[.E11])+[.D11])/3)" office:value-type="float" office:value="95" calcext:value-type="float">
            <text:p>95.0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 office:value-type="date" office:date-value="2018-10-16" calcext:value-type="date">
            <text:p>10/16/2018</text:p>
          </table:table-cell>
          <table:table-cell table:style-name="ce14" office:value-type="time" office:time-value="PT58H25M00S" calcext:value-type="time">
            <text:p>10:25</text:p>
          </table:table-cell>
          <table:table-cell table:style-name="ce20" office:value-type="float" office:value="124" calcext:value-type="float">
            <text:p>124</text:p>
          </table:table-cell>
          <table:table-cell table:style-name="ce26" office:value-type="float" office:value="84" calcext:value-type="float">
            <text:p>84</text:p>
          </table:table-cell>
          <table:table-cell table:style-name="ce22" office:value-type="float" office:value="86" calcext:value-type="float">
            <text:p>86</text:p>
          </table:table-cell>
          <table:table-cell table:style-name="ce29" office:value-type="float" office:value="196" calcext:value-type="float">
            <text:p>196.0</text:p>
          </table:table-cell>
          <table:table-cell table:style-name="ce30"/>
          <table:table-cell table:style-name="ce19" table:formula="of:=IF([.D12] = &quot;&quot;; &quot;&quot;; [.D12]-[.E12])" office:value-type="float" office:value="40" calcext:value-type="float">
            <text:p>40</text:p>
          </table:table-cell>
          <table:table-cell table:style-name="ce35" table:formula="of:=IF([.E12] = &quot;&quot;; &quot;&quot;; ((2*[.E12])+[.D12])/3)" office:value-type="float" office:value="97.3333333333333" calcext:value-type="float">
            <text:p>97.3</text:p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3] = &quot;&quot;; &quot;&quot;; [.D13]-[.E13])">
            <text:p/>
          </table:table-cell>
          <table:table-cell table:style-name="ce35" table:formula="of:=IF([.E13] = &quot;&quot;; &quot;&quot;; ((2*[.E13])+[.D13])/3)">
            <text:p/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4] = &quot;&quot;; &quot;&quot;; [.D14]-[.E14])">
            <text:p/>
          </table:table-cell>
          <table:table-cell table:style-name="ce35" table:formula="of:=IF([.E14] = &quot;&quot;; &quot;&quot;; ((2*[.E14])+[.D14])/3)">
            <text:p/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5] = &quot;&quot;; &quot;&quot;; [.D15]-[.E15])">
            <text:p/>
          </table:table-cell>
          <table:table-cell table:style-name="ce35" table:formula="of:=IF([.E15] = &quot;&quot;; &quot;&quot;; ((2*[.E15])+[.D15])/3)">
            <text:p/>
          </table:table-cell>
          <table:table-cell table:style-name="ce30"/>
          <table:table-cell table:style-name="ce40" table:number-columns-repeated="5"/>
          <table:table-cell table:style-name="ce57"/>
          <table:table-cell table:style-name="ce60"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6] = &quot;&quot;; &quot;&quot;; [.D16]-[.E16])">
            <text:p/>
          </table:table-cell>
          <table:table-cell table:style-name="ce35" table:formula="of:=IF([.E16] = &quot;&quot;; &quot;&quot;; ((2*[.E16])+[.D16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7] = &quot;&quot;; &quot;&quot;; [.D17]-[.E17])">
            <text:p/>
          </table:table-cell>
          <table:table-cell table:style-name="ce35" table:formula="of:=IF([.E17] = &quot;&quot;; &quot;&quot;; ((2*[.E17])+[.D17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8] = &quot;&quot;; &quot;&quot;; [.D18]-[.E18])">
            <text:p/>
          </table:table-cell>
          <table:table-cell table:style-name="ce35" table:formula="of:=IF([.E18] = &quot;&quot;; &quot;&quot;; ((2*[.E18])+[.D18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19] = &quot;&quot;; &quot;&quot;; [.D19]-[.E19])">
            <text:p/>
          </table:table-cell>
          <table:table-cell table:style-name="ce35" table:formula="of:=IF([.E19] = &quot;&quot;; &quot;&quot;; ((2*[.E19])+[.D19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0] = &quot;&quot;; &quot;&quot;; [.D20]-[.E20])">
            <text:p/>
          </table:table-cell>
          <table:table-cell table:style-name="ce35" table:formula="of:=IF([.E20] = &quot;&quot;; &quot;&quot;; ((2*[.E20])+[.D20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1] = &quot;&quot;; &quot;&quot;; [.D21]-[.E21])">
            <text:p/>
          </table:table-cell>
          <table:table-cell table:style-name="ce35" table:formula="of:=IF([.E21] = &quot;&quot;; &quot;&quot;; ((2*[.E21])+[.D21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2] = &quot;&quot;; &quot;&quot;; [.D22]-[.E22])">
            <text:p/>
          </table:table-cell>
          <table:table-cell table:style-name="ce35" table:formula="of:=IF([.E22] = &quot;&quot;; &quot;&quot;; ((2*[.E22])+[.D22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3] = &quot;&quot;; &quot;&quot;; [.D23]-[.E23])">
            <text:p/>
          </table:table-cell>
          <table:table-cell table:style-name="ce35" table:formula="of:=IF([.E23] = &quot;&quot;; &quot;&quot;; ((2*[.E23])+[.D23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3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4] = &quot;&quot;; &quot;&quot;; [.D24]-[.E24])">
            <text:p/>
          </table:table-cell>
          <table:table-cell table:style-name="ce35" table:formula="of:=IF([.E24] = &quot;&quot;; &quot;&quot;; ((2*[.E24])+[.D24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5] = &quot;&quot;; &quot;&quot;; [.D25]-[.E25])">
            <text:p/>
          </table:table-cell>
          <table:table-cell table:style-name="ce35" table:formula="of:=IF([.E25] = &quot;&quot;; &quot;&quot;; ((2*[.E25])+[.D25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6] = &quot;&quot;; &quot;&quot;; [.D26]-[.E26])">
            <text:p/>
          </table:table-cell>
          <table:table-cell table:style-name="ce35" table:formula="of:=IF([.E26] = &quot;&quot;; &quot;&quot;; ((2*[.E26])+[.D26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7] = &quot;&quot;; &quot;&quot;; [.D27]-[.E27])">
            <text:p/>
          </table:table-cell>
          <table:table-cell table:style-name="ce35" table:formula="of:=IF([.E27] = &quot;&quot;; &quot;&quot;; ((2*[.E27])+[.D27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8] = &quot;&quot;; &quot;&quot;; [.D28]-[.E28])">
            <text:p/>
          </table:table-cell>
          <table:table-cell table:style-name="ce35" table:formula="of:=IF([.E28] = &quot;&quot;; &quot;&quot;; ((2*[.E28])+[.D28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29] = &quot;&quot;; &quot;&quot;; [.D29]-[.E29])">
            <text:p/>
          </table:table-cell>
          <table:table-cell table:style-name="ce35" table:formula="of:=IF([.E29] = &quot;&quot;; &quot;&quot;; ((2*[.E29])+[.D29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30] = &quot;&quot;; &quot;&quot;; [.D30]-[.E30])">
            <text:p/>
          </table:table-cell>
          <table:table-cell table:style-name="ce35" table:formula="of:=IF([.E30] = &quot;&quot;; &quot;&quot;; ((2*[.E30])+[.D30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0"/>
          <table:table-cell table:style-name="ce26"/>
          <table:table-cell table:style-name="ce22"/>
          <table:table-cell table:style-name="ce29"/>
          <table:table-cell table:style-name="ce30"/>
          <table:table-cell table:style-name="ce19" table:formula="of:=IF([.D31] = &quot;&quot;; &quot;&quot;; [.D31]-[.E31])">
            <text:p/>
          </table:table-cell>
          <table:table-cell table:style-name="ce35" table:formula="of:=IF([.E31] = &quot;&quot;; &quot;&quot;; ((2*[.E31])+[.D31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IF([.D32] = &quot;&quot;; &quot;&quot;; [.D32]-[.E32])">
            <text:p/>
          </table:table-cell>
          <table:table-cell table:style-name="ce35" table:formula="of:=IF([.E32] = &quot;&quot;; &quot;&quot;; ((2*[.E32])+[.D32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IF([.D33] = &quot;&quot;; &quot;&quot;; [.D33]-[.E33])">
            <text:p/>
          </table:table-cell>
          <table:table-cell table:style-name="ce35" table:formula="of:=IF([.E33] = &quot;&quot;; &quot;&quot;; ((2*[.E33])+[.D33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IF([.D34] = &quot;&quot;; &quot;&quot;; [.D34]-[.E34])">
            <text:p/>
          </table:table-cell>
          <table:table-cell table:style-name="ce35" table:formula="of:=IF([.E34] = &quot;&quot;; &quot;&quot;; ((2*[.E34])+[.D34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4">
          <table:table-cell table:style-name="ce1"/>
          <table:table-cell table:style-name="ce9"/>
          <table:table-cell table:style-name="ce14"/>
          <table:table-cell table:style-name="ce22" table:number-columns-repeated="3"/>
          <table:table-cell table:style-name="ce29"/>
          <table:table-cell table:style-name="ce30"/>
          <table:table-cell table:style-name="ce19" table:formula="of:=IF([.D35] = &quot;&quot;; &quot;&quot;; [.D35]-[.E35])">
            <text:p/>
          </table:table-cell>
          <table:table-cell table:style-name="ce35" table:formula="of:=IF([.E35] = &quot;&quot;; &quot;&quot;; ((2*[.E35])+[.D35])/3)">
            <text:p/>
          </table:table-cell>
          <table:table-cell table:style-name="ce30"/>
          <table:table-cell table:style-name="ce40" table:number-columns-repeated="6"/>
          <table:table-cell table:number-columns-repeated="1007"/>
        </table:table-row>
        <table:table-row table:style-name="ro2">
          <table:table-cell table:style-name="ce1"/>
          <table:table-cell table:style-name="ce10"/>
          <table:table-cell table:style-name="ce16"/>
          <table:table-cell table:style-name="ce23" table:number-columns-repeated="5"/>
          <table:table-cell table:style-name="ce34"/>
          <table:table-cell table:style-name="ce36"/>
          <table:table-cell table:style-name="ce40" table:number-columns-repeated="7"/>
          <table:table-cell table:number-columns-repeated="1007"/>
        </table:table-row>
        <table:table-row table:style-name="ro7" table:number-rows-repeated="6">
          <table:table-cell/>
          <table:table-cell table:style-name="ce11" table:number-columns-repeated="9"/>
          <table:table-cell table:style-name="ce40" table:number-columns-repeated="7"/>
          <table:table-cell table:number-columns-repeated="1007"/>
        </table:table-row>
        <table:table-row table:style-name="ro7" table:number-rows-repeated="39">
          <table:table-cell/>
          <table:table-cell table:style-name="ce12" table:number-columns-repeated="9"/>
          <table:table-cell table:style-name="ce40" table:number-columns-repeated="7"/>
          <table:table-cell table:number-columns-repeated="1007"/>
        </table:table-row>
        <table:table-row table:style-name="ro7" table:number-rows-repeated="104849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lood Pressure Data'.D10:'Blood Pressure Data'.D31">
            <calcext:condition calcext:apply-style-name="ConditionalStyle_4" calcext:value="&gt;140" calcext:base-cell-address="'Blood Pressure Data'.D10"/>
          </calcext:conditional-format>
          <calcext:conditional-format calcext:target-range-address="'Blood Pressure Data'.E10:'Blood Pressure Data'.E31">
            <calcext:condition calcext:apply-style-name="ConditionalStyle_3" calcext:value="&gt;90" calcext:base-cell-address="'Blood Pressure Data'.E10"/>
          </calcext:conditional-format>
        </calcext:conditional-formats>
      </table:table>
      <table:table table:name="BMI" table:style-name="ta2">
        <office:forms form:automatic-focus="false" form:apply-design-mode="false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61"/>
        <table:table-column table:style-name="co16" table:default-cell-style-name="ce61"/>
        <table:table-column table:style-name="co22" table:default-cell-style-name="ce61"/>
        <table:table-column table:style-name="co23" table:default-cell-style-name="ce61"/>
        <table:table-column table:style-name="co24" table:default-cell-style-name="ce61"/>
        <table:table-column table:style-name="co25" table:number-columns-repeated="2" table:default-cell-style-name="ce61"/>
        <table:table-column table:style-name="co26" table:number-columns-repeated="1013" table:default-cell-style-name="ce61"/>
        <table:table-row table:style-name="ro8">
          <table:table-cell/>
          <table:table-cell table:style-name="ce62" table:number-columns-repeated="4"/>
          <table:table-cell table:style-name="Default"/>
          <table:table-cell table:style-name="ce73" table:number-columns-repeated="2"/>
          <table:table-cell table:style-name="ce77"/>
          <table:table-cell table:number-columns-repeated="1015"/>
        </table:table-row>
        <table:table-row table:style-name="ro4">
          <table:table-cell/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Lbs</text:p>
          </table:table-cell>
          <table:table-cell table:style-name="ce8" office:value-type="string" calcext:value-type="string">
            <text:p>BMI US</text:p>
          </table:table-cell>
          <table:table-cell table:style-name="ce8" office:value-type="string" calcext:value-type="string">
            <text:p>Status</text:p>
          </table:table-cell>
          <table:table-cell table:style-name="ce70"/>
          <table:table-cell table:style-name="ce8" office:value-type="string" calcext:value-type="string">
            <text:p>Low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Status</text:p>
          </table:table-cell>
          <table:table-cell table:style-name="ce76"/>
          <table:table-cell table:style-name="ce80"/>
          <table:table-cell table:number-columns-repeated="1013"/>
        </table:table-row>
        <table:table-row table:style-name="ro4">
          <table:table-cell/>
          <table:table-cell table:style-name="ce21" office:value-type="float" office:value="67" calcext:value-type="float">
            <text:p>67</text:p>
          </table:table-cell>
          <table:table-cell table:style-name="ce65" table:formula="of:=IF(['Blood Pressure Data'.G10]=&quot;&quot;;&quot;&quot;;['Blood Pressure Data'.G10])" office:value-type="float" office:value="200" calcext:value-type="float">
            <text:p>200.0</text:p>
          </table:table-cell>
          <table:table-cell table:style-name="ce67" table:formula="of:=IF([.C3] = &quot;&quot;; &quot;&quot;; ([.C3]/([.$B$3]^2)*703))" office:value-type="float" office:value="31.3210069057697" calcext:value-type="float">
            <text:p>31.32</text:p>
          </table:table-cell>
          <table:table-cell table:style-name="ce69" table:formula="of:=IF([.D3] = &quot;&quot;; &quot;&quot;; LOOKUP([.D3];[.$G$3:.H$10];[.I$3:.I$10]))" office:value-type="string" office:string-value="Obese Class I (Moderately obese)" calcext:value-type="string">
            <text:p>Obese Class I (Moderately obese)</text:p>
          </table:table-cell>
          <table:table-cell table:style-name="ce70"/>
          <table:table-cell table:style-name="ce74" office:value-type="float" office:value="0" calcext:value-type="float">
            <text:p>0.0</text:p>
          </table:table-cell>
          <table:table-cell table:style-name="ce74" office:value-type="float" office:value="15" calcext:value-type="float">
            <text:p>15.0</text:p>
          </table:table-cell>
          <table:table-cell table:style-name="ce78" office:value-type="string" calcext:value-type="string">
            <text:p>Very severely und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IF(['Blood Pressure Data'.G11]=&quot;&quot;;&quot;&quot;;['Blood Pressure Data'.G11])" office:value-type="float" office:value="198" calcext:value-type="float">
            <text:p>198.0</text:p>
          </table:table-cell>
          <table:table-cell table:style-name="ce67" table:formula="of:=IF([.C4] = &quot;&quot;; &quot;&quot;; ([.C4]/([.$B$3]^2)*703))" office:value-type="float" office:value="31.007796836712" calcext:value-type="float">
            <text:p>31.01</text:p>
          </table:table-cell>
          <table:table-cell table:style-name="ce69" table:formula="of:=IF([.D4] = &quot;&quot;; &quot;&quot;; LOOKUP([.D4];[.$G$3:.H$10];[.I$3:.I$10]))" office:value-type="string" office:string-value="Obese Class I (Moderately obese)" calcext:value-type="string">
            <text:p>Obese Class I (Moderately obese)</text:p>
          </table:table-cell>
          <table:table-cell table:style-name="ce70"/>
          <table:table-cell table:style-name="ce74" office:value-type="float" office:value="15" calcext:value-type="float">
            <text:p>15.0</text:p>
          </table:table-cell>
          <table:table-cell table:style-name="ce74" office:value-type="float" office:value="16" calcext:value-type="float">
            <text:p>16.0</text:p>
          </table:table-cell>
          <table:table-cell table:style-name="ce78" office:value-type="string" calcext:value-type="string">
            <text:p>Severely und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IF(['Blood Pressure Data'.G12]=&quot;&quot;;&quot;&quot;;['Blood Pressure Data'.G12])" office:value-type="float" office:value="196" calcext:value-type="float">
            <text:p>196.0</text:p>
          </table:table-cell>
          <table:table-cell table:style-name="ce67" table:formula="of:=IF([.C5] = &quot;&quot;; &quot;&quot;; ([.C5]/([.$B$3]^2)*703))" office:value-type="float" office:value="30.6945867676543" calcext:value-type="float">
            <text:p>30.69</text:p>
          </table:table-cell>
          <table:table-cell table:style-name="ce69" table:formula="of:=IF([.D5] = &quot;&quot;; &quot;&quot;; LOOKUP([.D5];[.$G$3:.H$10];[.I$3:.I$10]))" office:value-type="string" office:string-value="Obese Class I (Moderately obese)" calcext:value-type="string">
            <text:p>Obese Class I (Moderately obese)</text:p>
          </table:table-cell>
          <table:table-cell table:style-name="ce70"/>
          <table:table-cell table:style-name="ce74" office:value-type="float" office:value="16" calcext:value-type="float">
            <text:p>16.0</text:p>
          </table:table-cell>
          <table:table-cell table:style-name="ce74" office:value-type="float" office:value="18.5" calcext:value-type="float">
            <text:p>18.5</text:p>
          </table:table-cell>
          <table:table-cell table:style-name="ce78" office:value-type="string" calcext:value-type="string">
            <text:p>Und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IF(['Blood Pressure Data'.G13]=&quot;&quot;;&quot;&quot;;['Blood Pressure Data'.G13])">
            <text:p/>
          </table:table-cell>
          <table:table-cell table:style-name="ce67" table:formula="of:=IF([.C6] = &quot;&quot;; &quot;&quot;; ([.C6]/([.$B$3]^2)*703))">
            <text:p/>
          </table:table-cell>
          <table:table-cell table:style-name="ce69" table:formula="of:=IF([.D6] = &quot;&quot;; &quot;&quot;; LOOKUP([.D6];[.$G$3:.H$10];[.I$3:.I$10]))">
            <text:p/>
          </table:table-cell>
          <table:table-cell table:style-name="ce70"/>
          <table:table-cell table:style-name="ce74" office:value-type="float" office:value="18.5" calcext:value-type="float">
            <text:p>18.5</text:p>
          </table:table-cell>
          <table:table-cell table:style-name="ce74" office:value-type="float" office:value="25" calcext:value-type="float">
            <text:p>25.0</text:p>
          </table:table-cell>
          <table:table-cell table:style-name="ce78" office:value-type="string" calcext:value-type="string">
            <text:p>Normal (healthy weight)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14]=&quot;&quot;;&quot;&quot;;['Blood Pressure Data'.G14])">
            <text:p/>
          </table:table-cell>
          <table:table-cell table:style-name="ce67" table:formula="of:=IF([.C7] = &quot;&quot;; &quot;&quot;; ([.C7]/([.$B$3]^2)*703))">
            <text:p/>
          </table:table-cell>
          <table:table-cell table:style-name="ce69" table:formula="of:=IF([.D7] = &quot;&quot;; &quot;&quot;; LOOKUP([.D7];[.$G$3:.H$10];[.I$3:.I$10]))">
            <text:p/>
          </table:table-cell>
          <table:table-cell table:style-name="ce70"/>
          <table:table-cell table:style-name="ce74" office:value-type="float" office:value="25" calcext:value-type="float">
            <text:p>25.0</text:p>
          </table:table-cell>
          <table:table-cell table:style-name="ce74" office:value-type="float" office:value="30" calcext:value-type="float">
            <text:p>30.0</text:p>
          </table:table-cell>
          <table:table-cell table:style-name="ce78" office:value-type="string" calcext:value-type="string">
            <text:p>Overweight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15]=&quot;&quot;;&quot;&quot;;['Blood Pressure Data'.G15])">
            <text:p/>
          </table:table-cell>
          <table:table-cell table:style-name="ce67" table:formula="of:=IF([.C8] = &quot;&quot;; &quot;&quot;; ([.C8]/([.$B$3]^2)*703))">
            <text:p/>
          </table:table-cell>
          <table:table-cell table:style-name="ce69" table:formula="of:=IF([.D8] = &quot;&quot;; &quot;&quot;; LOOKUP([.D8];[.$G$3:.H$10];[.I$3:.I$10]))">
            <text:p/>
          </table:table-cell>
          <table:table-cell table:style-name="ce70"/>
          <table:table-cell table:style-name="ce75" office:value-type="float" office:value="30" calcext:value-type="float">
            <text:p>30.0</text:p>
          </table:table-cell>
          <table:table-cell table:style-name="ce75" office:value-type="float" office:value="35" calcext:value-type="float">
            <text:p>35.0</text:p>
          </table:table-cell>
          <table:table-cell table:style-name="ce78" office:value-type="string" calcext:value-type="string">
            <text:p>Obese Class I (Moderately obese)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16]=&quot;&quot;;&quot;&quot;;['Blood Pressure Data'.G16])">
            <text:p/>
          </table:table-cell>
          <table:table-cell table:style-name="ce67" table:formula="of:=IF([.C9] = &quot;&quot;; &quot;&quot;; ([.C9]/([.$B$3]^2)*703))">
            <text:p/>
          </table:table-cell>
          <table:table-cell table:style-name="ce69" table:formula="of:=IF([.D9] = &quot;&quot;; &quot;&quot;; LOOKUP([.D9];[.$G$3:.H$10];[.I$3:.I$10]))">
            <text:p/>
          </table:table-cell>
          <table:table-cell table:style-name="ce70"/>
          <table:table-cell table:style-name="ce75" office:value-type="float" office:value="35" calcext:value-type="float">
            <text:p>35.0</text:p>
          </table:table-cell>
          <table:table-cell table:style-name="ce75" office:value-type="float" office:value="40" calcext:value-type="float">
            <text:p>40.0</text:p>
          </table:table-cell>
          <table:table-cell table:style-name="ce78" office:value-type="string" calcext:value-type="string">
            <text:p>Obese Class II (Severely obese)</text:p>
          </table:table-cell>
          <table:table-cell table:style-name="ce79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17]=&quot;&quot;;&quot;&quot;;['Blood Pressure Data'.G17])">
            <text:p/>
          </table:table-cell>
          <table:table-cell table:style-name="ce67" table:formula="of:=IF([.C10] = &quot;&quot;; &quot;&quot;; ([.C10]/([.$B$3]^2)*703))">
            <text:p/>
          </table:table-cell>
          <table:table-cell table:style-name="ce69" table:formula="of:=IF([.D10] = &quot;&quot;; &quot;&quot;; LOOKUP([.D10];[.$G$3:.H$10];[.I$3:.I$10]))">
            <text:p/>
          </table:table-cell>
          <table:table-cell table:style-name="ce70"/>
          <table:table-cell table:style-name="ce75" office:value-type="float" office:value="40" calcext:value-type="float">
            <text:p>40.0</text:p>
          </table:table-cell>
          <table:table-cell table:style-name="ce75" office:value-type="float" office:value="99" calcext:value-type="float">
            <text:p>99.0</text:p>
          </table:table-cell>
          <table:table-cell table:style-name="ce78" office:value-type="string" calcext:value-type="string">
            <text:p>Obese Class III (Very severely obese)</text:p>
          </table:table-cell>
          <table:table-cell table:style-name="Normal_20_2" table:number-columns-repeated="2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18]=&quot;&quot;;&quot;&quot;;['Blood Pressure Data'.G18])">
            <text:p/>
          </table:table-cell>
          <table:table-cell table:style-name="ce67" table:formula="of:=IF([.C11] = &quot;&quot;; &quot;&quot;; ([.C11]/([.$B$3]^2)*703))">
            <text:p/>
          </table:table-cell>
          <table:table-cell table:style-name="ce69" table:formula="of:=IF([.D11] = &quot;&quot;; &quot;&quot;; LOOKUP([.D11];[.$G$3:.H$10];[.I$3:.I$10]))">
            <text:p/>
          </table:table-cell>
          <table:table-cell table:style-name="ce70">
            <draw:frame table:end-cell-address="BMI.K33" table:end-x="11.06pt" table:end-y="6.38pt" draw:z-index="0" draw:name="Chart 1" draw:style-name="gr1" draw:text-style-name="P1" svg:width="489.83pt" svg:height="446.88pt" svg:x="17.83pt" svg:y="8.33pt">
              <draw:object draw:notify-on-update-of-ranges="BMI.C3:BMI.C28 BMI.D3:BMI.D2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19]=&quot;&quot;;&quot;&quot;;['Blood Pressure Data'.G19])">
            <text:p/>
          </table:table-cell>
          <table:table-cell table:style-name="ce67" table:formula="of:=IF([.C12] = &quot;&quot;; &quot;&quot;; ([.C12]/([.$B$3]^2)*703))">
            <text:p/>
          </table:table-cell>
          <table:table-cell table:style-name="ce69" table:formula="of:=IF([.D12] = &quot;&quot;; &quot;&quot;; LOOKUP([.D12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0]=&quot;&quot;;&quot;&quot;;['Blood Pressure Data'.G20])">
            <text:p/>
          </table:table-cell>
          <table:table-cell table:style-name="ce67" table:formula="of:=IF([.C13] = &quot;&quot;; &quot;&quot;; ([.C13]/([.$B$3]^2)*703))">
            <text:p/>
          </table:table-cell>
          <table:table-cell table:style-name="ce69" table:formula="of:=IF([.D13] = &quot;&quot;; &quot;&quot;; LOOKUP([.D13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1]=&quot;&quot;;&quot;&quot;;['Blood Pressure Data'.G21])">
            <text:p/>
          </table:table-cell>
          <table:table-cell table:style-name="ce67" table:formula="of:=IF([.C14] = &quot;&quot;; &quot;&quot;; ([.C14]/([.$B$3]^2)*703))">
            <text:p/>
          </table:table-cell>
          <table:table-cell table:style-name="ce69" table:formula="of:=IF([.D14] = &quot;&quot;; &quot;&quot;; LOOKUP([.D14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2]=&quot;&quot;;&quot;&quot;;['Blood Pressure Data'.G22])">
            <text:p/>
          </table:table-cell>
          <table:table-cell table:style-name="ce67" table:formula="of:=IF([.C15] = &quot;&quot;; &quot;&quot;; ([.C15]/([.$B$3]^2)*703))">
            <text:p/>
          </table:table-cell>
          <table:table-cell table:style-name="ce69" table:formula="of:=IF([.D15] = &quot;&quot;; &quot;&quot;; LOOKUP([.D15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3]=&quot;&quot;;&quot;&quot;;['Blood Pressure Data'.G23])">
            <text:p/>
          </table:table-cell>
          <table:table-cell table:style-name="ce67" table:formula="of:=IF([.C16] = &quot;&quot;; &quot;&quot;; ([.C16]/([.$B$3]^2)*703))">
            <text:p/>
          </table:table-cell>
          <table:table-cell table:style-name="ce69" table:formula="of:=IF([.D16] = &quot;&quot;; &quot;&quot;; LOOKUP([.D16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4]=&quot;&quot;;&quot;&quot;;['Blood Pressure Data'.G24])">
            <text:p/>
          </table:table-cell>
          <table:table-cell table:style-name="ce67" table:formula="of:=IF([.C17] = &quot;&quot;; &quot;&quot;; ([.C17]/([.$B$3]^2)*703))">
            <text:p/>
          </table:table-cell>
          <table:table-cell table:style-name="ce69" table:formula="of:=IF([.D17] = &quot;&quot;; &quot;&quot;; LOOKUP([.D17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5]=&quot;&quot;;&quot;&quot;;['Blood Pressure Data'.G25])">
            <text:p/>
          </table:table-cell>
          <table:table-cell table:style-name="ce67" table:formula="of:=IF([.C18] = &quot;&quot;; &quot;&quot;; ([.C18]/([.$B$3]^2)*703))">
            <text:p/>
          </table:table-cell>
          <table:table-cell table:style-name="ce69" table:formula="of:=IF([.D18] = &quot;&quot;; &quot;&quot;; LOOKUP([.D18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6]=&quot;&quot;;&quot;&quot;;['Blood Pressure Data'.G26])">
            <text:p/>
          </table:table-cell>
          <table:table-cell table:style-name="ce67" table:formula="of:=IF([.C19] = &quot;&quot;; &quot;&quot;; ([.C19]/([.$B$3]^2)*703))">
            <text:p/>
          </table:table-cell>
          <table:table-cell table:style-name="ce69" table:formula="of:=IF([.D19] = &quot;&quot;; &quot;&quot;; LOOKUP([.D19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7]=&quot;&quot;;&quot;&quot;;['Blood Pressure Data'.G27])">
            <text:p/>
          </table:table-cell>
          <table:table-cell table:style-name="ce67" table:formula="of:=IF([.C20] = &quot;&quot;; &quot;&quot;; ([.C20]/([.$B$3]^2)*703))">
            <text:p/>
          </table:table-cell>
          <table:table-cell table:style-name="ce69" table:formula="of:=IF([.D20] = &quot;&quot;; &quot;&quot;; LOOKUP([.D20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8]=&quot;&quot;;&quot;&quot;;['Blood Pressure Data'.G28])">
            <text:p/>
          </table:table-cell>
          <table:table-cell table:style-name="ce67" table:formula="of:=IF([.C21] = &quot;&quot;; &quot;&quot;; ([.C21]/([.$B$3]^2)*703))">
            <text:p/>
          </table:table-cell>
          <table:table-cell table:style-name="ce69" table:formula="of:=IF([.D21] = &quot;&quot;; &quot;&quot;; LOOKUP([.D21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29]=&quot;&quot;;&quot;&quot;;['Blood Pressure Data'.G29])">
            <text:p/>
          </table:table-cell>
          <table:table-cell table:style-name="ce67" table:formula="of:=IF([.C22] = &quot;&quot;; &quot;&quot;; ([.C22]/([.$B$3]^2)*703))">
            <text:p/>
          </table:table-cell>
          <table:table-cell table:style-name="ce69" table:formula="of:=IF([.D22] = &quot;&quot;; &quot;&quot;; LOOKUP([.D22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30]=&quot;&quot;;&quot;&quot;;['Blood Pressure Data'.G30])">
            <text:p/>
          </table:table-cell>
          <table:table-cell table:style-name="ce67" table:formula="of:=IF([.C23] = &quot;&quot;; &quot;&quot;; ([.C23]/([.$B$3]^2)*703))">
            <text:p/>
          </table:table-cell>
          <table:table-cell table:style-name="ce69" table:formula="of:=IF([.D23] = &quot;&quot;; &quot;&quot;; LOOKUP([.D23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31]=&quot;&quot;;&quot;&quot;;['Blood Pressure Data'.G31])">
            <text:p/>
          </table:table-cell>
          <table:table-cell table:style-name="ce67" table:formula="of:=IF([.C24] = &quot;&quot;; &quot;&quot;; ([.C24]/([.$B$3]^2)*703))">
            <text:p/>
          </table:table-cell>
          <table:table-cell table:style-name="ce69" table:formula="of:=IF([.D24] = &quot;&quot;; &quot;&quot;; LOOKUP([.D24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32]=&quot;&quot;;&quot;&quot;;['Blood Pressure Data'.G32])">
            <text:p/>
          </table:table-cell>
          <table:table-cell table:style-name="ce67" table:formula="of:=IF([.C25] = &quot;&quot;; &quot;&quot;; ([.C25]/([.$B$3]^2)*703))">
            <text:p/>
          </table:table-cell>
          <table:table-cell table:style-name="ce69" table:formula="of:=IF([.D25] = &quot;&quot;; &quot;&quot;; LOOKUP([.D25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140" table:formula="of:=IF(['Blood Pressure Data'.G33]=&quot;&quot;;&quot;&quot;;['Blood Pressure Data'.G33])">
            <text:p/>
          </table:table-cell>
          <table:table-cell table:style-name="ce67" table:formula="of:=IF([.C26] = &quot;&quot;; &quot;&quot;; ([.C26]/([.$B$3]^2)*703))">
            <text:p/>
          </table:table-cell>
          <table:table-cell table:style-name="ce69" table:formula="of:=IF([.D26] = &quot;&quot;; &quot;&quot;; LOOKUP([.D26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IF(['Blood Pressure Data'.G34]=&quot;&quot;;&quot;&quot;;['Blood Pressure Data'.G34])">
            <text:p/>
          </table:table-cell>
          <table:table-cell table:style-name="ce67" table:formula="of:=IF([.C27] = &quot;&quot;; &quot;&quot;; ([.C27]/([.$B$3]^2)*703))">
            <text:p/>
          </table:table-cell>
          <table:table-cell table:style-name="ce69" table:formula="of:=IF([.D27] = &quot;&quot;; &quot;&quot;; LOOKUP([.D27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4">
          <table:table-cell/>
          <table:table-cell table:style-name="ce64"/>
          <table:table-cell table:style-name="ce65" table:formula="of:=IF(['Blood Pressure Data'.G35]=&quot;&quot;;&quot;&quot;;['Blood Pressure Data'.G35])">
            <text:p/>
          </table:table-cell>
          <table:table-cell table:style-name="ce67" table:formula="of:=IF([.C28] = &quot;&quot;; &quot;&quot;; ([.C28]/([.$B$3]^2)*703))">
            <text:p/>
          </table:table-cell>
          <table:table-cell table:style-name="ce69" table:formula="of:=IF([.D28] = &quot;&quot;; &quot;&quot;; LOOKUP([.D28];[.$G$3:.H$10];[.I$3:.I$10]))">
            <text:p/>
          </table:table-cell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8">
          <table:table-cell/>
          <table:table-cell table:style-name="ce64"/>
          <table:table-cell table:style-name="ce66"/>
          <table:table-cell table:style-name="ce68"/>
          <table:table-cell table:style-name="ce69"/>
          <table:table-cell table:style-name="ce70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8">
          <table:table-cell/>
          <table:table-cell table:style-name="ce64"/>
          <table:table-cell table:style-name="ce66"/>
          <table:table-cell table:style-name="ce68"/>
          <table:table-cell table:style-name="ce69"/>
          <table:table-cell table:style-name="ce71"/>
          <table:table-cell table:style-name="ce76" table:number-columns-repeated="4"/>
          <table:table-cell table:style-name="ce80"/>
          <table:table-cell table:number-columns-repeated="1013"/>
        </table:table-row>
        <table:table-row table:style-name="ro8" table:number-rows-repeated="48">
          <table:table-cell/>
          <table:table-cell table:style-name="ce64"/>
          <table:table-cell table:style-name="ce66"/>
          <table:table-cell table:style-name="ce68"/>
          <table:table-cell table:style-name="ce69"/>
          <table:table-cell table:style-name="ce72" table:number-columns-repeated="4"/>
          <table:table-cell table:number-columns-repeated="1015"/>
        </table:table-row>
        <table:table-row table:style-name="ro8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MI.D3:BMI.D28">
            <calcext:color-scale>
              <calcext:color-scale-entry calcext:value="0" calcext:type="minimum" calcext:color="#ccffcc"/>
              <calcext:color-scale-entry calcext:value="0" calcext:type="maximum" calcext:color="#cc9999"/>
            </calcext:color-scale>
          </calcext:conditional-format>
          <calcext:conditional-format calcext:target-range-address="BMI.C27:BMI.C28 BMI.C3:BMI.C6">
            <calcext:color-scale>
              <calcext:color-scale-entry calcext:value="0" calcext:type="minimum" calcext:color="#99cc99"/>
              <calcext:color-scale-entry calcext:value="0" calcext:type="maximum" calcext:color="#ffcccc"/>
            </calcext:color-scale>
          </calcext:conditional-format>
          <calcext:conditional-format calcext:target-range-address="BMI.B3:BMI.B3">
            <calcext:condition calcext:apply-style-name="ConditionalStyle_3" calcext:value="&gt;90" calcext:base-cell-address="'Blood Pressure Data'.E10"/>
          </calcext:conditional-format>
          <calcext:conditional-format calcext:target-range-address="BMI.C5:BMI.C26">
            <calcext:color-scale>
              <calcext:color-scale-entry calcext:value="0" calcext:type="minimum" calcext:color="#99cc99"/>
              <calcext:color-scale-entry calcext:value="0" calcext:type="maximum" calcext:color="#ffcccc"/>
            </calcext:color-scale>
          </calcext:conditional-format>
        </calcext:conditional-formats>
      </table:table>
      <table:named-expressions/>
      <table:database-ranges>
        <table:database-range table:name="Table1_1" table:target-range-address="'Blood Pressure Data'.B9:'Blood Pressure Data'.J3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date-style style:name="N128P0" style:volatile="true">
      <number:month/>
      <number:text>/</number:text>
      <number:day/>
      <number:text>/</number:text>
      <number:year/>
    </number:date-style>
    <number:text-style style:name="N128">
      <number:text-content/>
      <style:map style:condition="value()&lt;=1.79769313486232E+308" style:apply-style-name="N128P0"/>
    </number:text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Gill Sans MT" fo:font-family="'Gill Sans MT'" style:font-family-generic="swiss" style:font-name-asian="Droid Sans Fallback" style:font-family-asian="'Droid Sans Fallback'" style:font-family-generic-asian="system" style:font-pitch-asian="variable" style:font-name-complex="Gill Sans MT" style:font-family-complex="'Gill Sans MT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size-asian="12pt" style:font-style-asian="normal" style:font-weight-asian="normal" style:font-name-complex="Tahoma" style:font-family-complex="Tahoma" style:font-family-generic-complex="swiss" style:font-size-complex="12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6" style:display-name="ConditionalStyle_6" style:family="table-cell" style:parent-style-name="Default">
      <style:text-properties fo:color="#ff0000" fo:font-weight="bold" style:font-weight-asian="bold" style:font-weight-complex="bold"/>
    </style:style>
    <style:style style:name="ConditionalStyle_5f_5" style:display-name="ConditionalStyle_5" style:family="table-cell" style:parent-style-name="Default">
      <style:text-properties fo:color="#ff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ext-properties fo:color="#ff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ext-properties fo:color="#ff0000" fo:font-weight="bold" style:font-weight-asian="bold" style:font-weight-complex="bold"/>
    </style:style>
    <style:style style:name="ConditionalStyle_5f_1" style:display-name="ConditionalStyle_1" style:family="table-cell" style:parent-style-name="Default">
      <style:text-properties fo:color="#ff0000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36pt" fo:margin-right="36pt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20:56:37.967952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sL_20_Blood_20_Pressure_20_Data" style:display-name="PageStyle_YsL Blood Pressur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L_20_Blood_20_Pressure_20_Data" style:display-name="PageStyle_MtL Blood Pressur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MI" style:display-name="PageStyle_BM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25:42.595641451</meta:creation-date>
    <meta:generator>LibreOffice/6.1.2.1$Linux_X86_64 LibreOffice_project/2a903a68781eadf02ae41484151e885393b7fee3</meta:generator>
    <meta:editing-duration>PT11M40S</meta:editing-duration>
    <meta:editing-cycles>5</meta:editing-cycles>
    <dc:date>2018-10-14T21:18:56.504041007</dc:date>
    <meta:document-statistic meta:table-count="2" meta:cell-count="213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LCID" meta:value-type="float">1033</meta:user-defined>
    <meta:user-defined meta:name="_Version" meta:value-type="string">0908</meta:user-defined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 style:rotation-angle="0"/>
      <style:text-properties fo:color="#000000" style:text-position="0% 100%" fo:font-family="'Gill Sans MT'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8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8pt" style:font-size-asian="8pt" style:font-size-complex="8pt"/>
    </style:style>
    <style:style style:name="ch6" style:family="chart" style:data-style-name="N3">
      <style:chart-properties chart:display-label="true" chart:tick-marks-major-inner="false" chart:tick-marks-major-outer="false" chart:logarithmic="false" chart:minimum="120" chart:maximum="220" chart:reverse-direction="false" text:line-break="false" loext:try-staggering-first="tru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'Gill Sans MT'" fo:font-size="8pt" style:font-size-asian="8pt" style:font-size-complex="8pt"/>
    </style:style>
    <style:style style:name="ch7" style:family="chart">
      <style:graphic-properties svg:stroke-width="0.018cm" svg:stroke-color="#8b8b8b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ffff" draw:fill-color="#ffffff"/>
      <style:text-properties fo:color="#000000" style:text-position="0% 100%" fo:font-family="'Gill Sans MT'" fo:font-size="10pt" style:font-size-asian="10pt" style:font-size-complex="10pt"/>
    </style:style>
    <style:style style:name="ch10" style:family="chart">
      <style:graphic-properties draw:stroke="solid" svg:stroke-width="0.071cm" svg:stroke-color="#475a8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88cm" svg:height="5.343cm" xlink:href=".." xlink:type="simple" chart:class="chart:line" chart:style-name="ch1">
        <chart:title svg:x="6.41cm" svg:y="0.242cm" chart:style-name="ch2">
          <text:p>Weight</text:p>
        </chart:title>
        <chart:legend chart:legend-position="bottom" svg:x="6.721cm" svg:y="4.793cm" style:legend-expansion="wide" chart:style-name="ch3"/>
        <chart:plot-area chart:style-name="ch4" table:cell-range-address="'Blood Pressure Data'.G9:'Blood Pressure Data'.G35" chart:data-source-has-labels="row" svg:x="0.311cm" svg:y="1.479cm" svg:width="14.966cm" svg:height="3.024cm">
          <chartooo:coordinate-region svg:x="0.973cm" svg:y="1.654cm" svg:width="14.115cm" svg:height="2.4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lood Pressure Data'.G10:'Blood Pressure Data'.G35" chart:label-cell-address="'Blood Pressure Data'.G9:'Blood Pressure Data'.G9" chart:class="chart:line">
            <chart:data-point chart:repeated="2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'Blood Pressure Data'.G9:'Blood Pressure Data'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Blood Pressure Data'.G10:'Blood Pressure Data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 style:rotation-angle="0"/>
      <style:text-properties fo:color="#000000" style:text-position="0% 100%" fo:font-family="'Gill Sans MT'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8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8pt" style:font-size-asian="8pt" style:font-size-complex="8pt"/>
    </style:style>
    <style:style style:name="ch6" style:family="chart" style:data-style-name="N1">
      <style:chart-properties chart:display-label="true" chart:tick-marks-major-inner="false" chart:tick-marks-major-outer="false" chart:logarithmic="false" chart:minimum="15" chart:reverse-direction="false" text:line-break="false" loext:try-staggering-first="tru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'Gill Sans MT'" fo:font-size="8pt" style:font-size-asian="8pt" style:font-size-complex="8pt"/>
    </style:style>
    <style:style style:name="ch7" style:family="chart">
      <style:graphic-properties svg:stroke-width="0.018cm" svg:stroke-color="#8b8b8b"/>
    </style:style>
    <style:style style:name="ch8" style:family="chart" style:data-style-name="N1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ffff" draw:fill-color="#ffffff"/>
      <style:text-properties fo:color="#000000" style:text-position="0% 100%" fo:font-family="'Gill Sans MT'" fo:font-size="10pt" style:font-size-asian="10pt" style:font-size-complex="10pt"/>
    </style:style>
    <style:style style:name="ch10" style:family="chart">
      <style:graphic-properties draw:stroke="solid" svg:stroke-width="0.071cm" svg:stroke-color="#475a8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94cm" svg:height="5.662cm" xlink:href=".." xlink:type="simple" chart:class="chart:line" chart:style-name="ch1">
        <chart:title svg:x="5.009cm" svg:y="0.249cm" chart:style-name="ch2">
          <text:p>Pulse Pressure</text:p>
        </chart:title>
        <chart:legend chart:legend-position="bottom" svg:x="6.136cm" svg:y="5.112cm" style:legend-expansion="wide" chart:style-name="ch3"/>
        <chart:plot-area chart:style-name="ch4" table:cell-range-address="'Blood Pressure Data'.I9:'Blood Pressure Data'.I35" chart:data-source-has-labels="row" svg:x="0.311cm" svg:y="1.493cm" svg:width="14.972cm" svg:height="3.322cm">
          <chartooo:coordinate-region svg:x="0.786cm" svg:y="1.668cm" svg:width="14.308cm" svg:height="2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lood Pressure Data'.I10:'Blood Pressure Data'.I35" chart:label-cell-address="'Blood Pressure Data'.I9:'Blood Pressure Data'.I9" chart:class="chart:line">
            <chart:data-point chart:repeated="2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lse Pressure</text:p>
                <draw:g>
                  <svg:desc>'Blood Pressure Data'.I9:'Blood Pressure Data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'Blood Pressure Data'.I10:'Blood Pressure Data'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 style:rotation-angle="0"/>
      <style:text-properties fo:color="#000000" style:text-position="0% 100%" fo:font-family="'Gill Sans MT'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8pt" style:font-size-asian="8pt" style:font-size-complex="8pt"/>
    </style:style>
    <style:style style:name="ch4" style:family="chart">
      <style:chart-properties chart:stacked="true" chart:symbol-type="automatic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8pt" style:font-size-asian="8pt" style:font-size-complex="8pt"/>
    </style:style>
    <style:style style:name="ch6" style:family="chart" style:data-style-name="N1">
      <style:chart-properties chart:display-label="true" chart:tick-marks-major-inner="false" chart:tick-marks-major-outer="false" chart:logarithmic="false" chart:minimum="70" chart:reverse-direction="false" text:line-break="false" loext:try-staggering-first="true" chart:link-data-style-to-source="false" chart:axis-position="0" chart:tick-mark-position="at-axis"/>
      <style:graphic-properties draw:stroke="none" svg:stroke-width="0.018cm" svg:stroke-color="#b3b3b3"/>
      <style:text-properties fo:color="#000000" style:text-position="0% 100%" fo:font-family="'Gill Sans MT'" fo:font-size="8pt" style:font-size-asian="8pt" style:font-size-complex="8pt"/>
    </style:style>
    <style:style style:name="ch7" style:family="chart">
      <style:graphic-properties svg:stroke-width="0.018cm" svg:stroke-color="#8b8b8b"/>
    </style:style>
    <style:style style:name="ch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9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ffff" draw:fill-color="#ffffff"/>
      <style:text-properties fo:color="#000000" style:text-position="0% 100%" fo:font-family="'Gill Sans MT'" fo:font-size="10pt" style:font-size-asian="10pt" style:font-size-complex="10pt"/>
    </style:style>
    <style:style style:name="ch10" style:family="chart">
      <style:graphic-properties draw:stroke="solid" svg:stroke-width="0.071cm" svg:stroke-color="#475a8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94cm" svg:height="5.412cm" xlink:href=".." xlink:type="simple" chart:class="chart:line" chart:style-name="ch1">
        <chart:title svg:x="3.539cm" svg:y="0.244cm" chart:style-name="ch2">
          <text:p>Mean Arterial Pressure</text:p>
        </chart:title>
        <chart:legend chart:legend-position="bottom" svg:x="6.925cm" svg:y="4.862cm" style:legend-expansion="wide" chart:style-name="ch3"/>
        <chart:plot-area chart:style-name="ch4" table:cell-range-address="'Blood Pressure Data'.J9:'Blood Pressure Data'.J35" chart:data-source-has-labels="row" svg:x="0.311cm" svg:y="1.483cm" svg:width="14.972cm" svg:height="3.087cm">
          <chartooo:coordinate-region svg:x="0.786cm" svg:y="1.658cm" svg:width="14.121cm" svg:height="2.4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lood Pressure Data'.J10:'Blood Pressure Data'.J35" chart:label-cell-address="'Blood Pressure Data'.J9:'Blood Pressure Data'.J9" chart:class="chart:line">
            <chart:data-point chart:repeated="2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  <draw:g>
                  <svg:desc>'Blood Pressure Data'.J9:'Blood Pressure Data'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.6666666666667">
                <text:p>96.6666666666667</text:p>
                <draw:g>
                  <svg:desc>'Blood Pressure Data'.J10:'Blood Pressure Data'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1cm" svg:stroke-color="#3891a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Gill Sans MT'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minimum="1" chart:maximum="27" chart:interval-major="2" chart:reverse-direction="false" text:line-break="false" loext:try-staggering-first="tru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" chart:reverse-direction="false" text:line-break="false" loext:try-staggering-first="tru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6" style:family="chart">
      <style:graphic-properties svg:stroke-width="0.018cm" svg:stroke-color="#8b8b8b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535cm" svg:height="4.506cm" xlink:href=".." xlink:type="simple" chart:class="chart:scatter" chart:style-name="ch1">
        <chart:legend chart:legend-position="end" svg:x="12.319cm" svg:y="1.45cm" style:legend-expansion="high" chart:style-name="ch2"/>
        <chart:plot-area chart:style-name="ch3" table:cell-range-address="'Blood Pressure Data'.D9:'Blood Pressure Data'.F35" chart:data-source-has-labels="row" svg:x="0.31cm" svg:y="0.09cm" svg:width="11.699cm" svg:height="4.326cm">
          <chartooo:coordinate-region svg:x="0.989cm" svg:y="0.291cm" svg:width="10.59cm" svg:height="3.4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ood Pressure Data'.D10:'Blood Pressure Data'.D35" chart:label-cell-address="'Blood Pressure Data'.D9:'Blood Pressure Data'.D9" chart:class="chart:scatter">
            <chart:data-point chart:repeated="26"/>
          </chart:series>
          <chart:series chart:style-name="ch8" chart:values-cell-range-address="'Blood Pressure Data'.E10:'Blood Pressure Data'.E35" chart:label-cell-address="'Blood Pressure Data'.E9:'Blood Pressure Data'.E9" chart:class="chart:scatter">
            <chart:data-point chart:repeated="26"/>
          </chart:series>
          <chart:series chart:style-name="ch9" chart:values-cell-range-address="'Blood Pressure Data'.F10:'Blood Pressure Data'.F35" chart:label-cell-address="'Blood Pressure Data'.F9:'Blood Pressure Data'.F9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olic</text:p>
                <draw:g>
                  <svg:desc>'Blood Pressure Data'.D9:'Blood Pressure Data'.D9</svg:desc>
                </draw:g>
              </table:table-cell>
              <table:table-cell office:value-type="string">
                <text:p>Diastolic</text:p>
                <draw:g>
                  <svg:desc>'Blood Pressure Data'.E9:'Blood Pressure Data'.E9</svg:desc>
                </draw:g>
              </table:table-cell>
              <table:table-cell office:value-type="string">
                <text:p>Heart Rate</text:p>
                <draw:g>
                  <svg:desc>'Blood Pressure Data'.F9:'Blood Pressure Data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'Blood Pressure Data'.D10:'Blood Pressure Data'.D35</svg:desc>
                </draw:g>
              </table:table-cell>
              <table:table-cell office:value-type="float" office:value="85">
                <text:p>85</text:p>
                <draw:g>
                  <svg:desc>'Blood Pressure Data'.E10:'Blood Pressure Data'.E35</svg:desc>
                </draw:g>
              </table:table-cell>
              <table:table-cell office:value-type="float" office:value="85">
                <text:p>85</text:p>
                <draw:g>
                  <svg:desc>'Blood Pressure Data'.F10:'Blood Pressure Data'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">
                <text:p>12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102cm" draw:fill="none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1">
      <style:chart-properties chart:display-label="true" chart:logarithmic="false" chart:reverse-direction="false" text:line-break="false" loext:try-staggering-first="true" chart:label-arrangement="side-by-side" chart:link-data-style-to-source="false" chart:axis-position="0" chart:tick-mark-position="at-axis" style:rotation-angle="44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4" style:family="chart" style:data-style-name="N126">
      <style:chart-properties chart:display-label="true" chart:logarithmic="false" chart:minimum="20" chart:interval-major="1" chart:interval-minor-divisor="1" chart:reverse-direction="false" text:line-break="false" loext:try-staggering-first="tru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Gill Sans MT'" fo:font-size="10pt" style:font-size-asian="10pt" style:font-size-complex="10pt"/>
    </style:style>
    <style:style style:name="ch5" style:family="chart">
      <style:graphic-properties svg:stroke-width="0.018cm" svg:stroke-color="#8b8b8b"/>
    </style:style>
    <style:style style:name="ch6" style:family="chart" style:data-style-name="N127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3891a7" draw:fill-color="#3891a7"/>
      <style:text-properties fo:color="#000000" style:text-position="0% 100%" fo:font-family="'Gill Sans MT'" fo:font-size="10pt" style:font-size-asian="10pt" style:font-size-complex="10pt"/>
    </style:style>
    <style:style style:name="ch7" style:family="chart">
      <style:graphic-properties draw:stroke="solid" svg:stroke-width="0.051cm" svg:stroke-color="#cccccc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7.281cm" svg:height="15.766cm" xlink:href=".." xlink:type="simple" chart:class="chart:line" chart:style-name="ch1">
        <chart:plot-area chart:style-name="ch2" table:cell-range-address="BMI.C3:BMI.D28" chart:data-source-has-labels="column" svg:x="0.392cm" svg:y="0.417cm" svg:width="16.372cm" svg:height="14.342cm">
          <chartooo:coordinate-region svg:x="1.392cm" svg:y="0.618cm" svg:width="15.372cm" svg:height="13.157cm"/>
          <chart:axis chart:dimension="x" chart:name="primary-x" chart:style-name="ch3" chartooo:axis-type="auto">
            <chartooo:date-scale/>
            <chart:categories table:cell-range-address="BMI.C3:BMI.C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MI.D3:BMI.D28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BMI.C3:BMI.C28</svg:desc>
                </draw:g>
              </table:table-cell>
              <table:table-cell office:value-type="float" office:value="31.3210069057697">
                <text:p>31.3210069057697</text:p>
                <draw:g>
                  <svg:desc>BMI.D3:BMI.D28</svg:desc>
                </draw:g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1.007796836712">
                <text:p>31.00779683671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0.6945867676543">
                <text:p>30.6945867676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2a903a68781eadf02ae41484151e885393b7fee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